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medTransactionalSpringRunnerTests.notTransactionalWithSpring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dTransactionalSpringRunnerTests.notTransactionalWithJUnit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dTransactionalSpringRunnerTests.transactionalWithJUnit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dTransactionalSpringRunnerTests.transactionalWithSpring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